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1.745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0.834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032cm" svg:x="8.493cm" svg:y="8.366cm">
          <text:p text:style-name="P1">Gas sta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99cm" svg:y1="9.509cm" svg:x2="8.493cm" svg:y2="9.509cm">
          <text:p/>
        </draw:line>
        <draw:custom-shape draw:style-name="gr3" draw:text-style-name="P1" draw:layer="layout" svg:width="3.175cm" svg:height="3.556cm" svg:x="2.651cm" svg:y="7.604cm">
          <text:p text:style-name="P1">Empty</text:p>
          <text:p text:style-name="P1">C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573cm" svg:y1="9.509cm" svg:x2="16.367cm" svg:y2="9.509cm">
          <text:p/>
        </draw:line>
        <draw:custom-shape draw:style-name="gr3" draw:text-style-name="P1" draw:layer="layout" svg:width="3.175cm" svg:height="3.556cm" svg:x="16.367cm" svg:y="7.731cm">
          <text:p text:style-name="P1">Full</text:p>
          <text:p text:style-name="P1">C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67cm" svg:height="2.794cm" svg:x="9.636cm" svg:y="3.159cm">
          <text:p text:style-name="P1">Re-fu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033cm" svg:y1="8.366cm" svg:x2="9.636cm" svg:y2="4.556cm" draw:start-shape="id1" draw:start-glue-point="0" draw:end-shape="id2" draw:end-glue-point="5" svg:d="M11033 8366v-1206h-1899v-2604h502" svg:viewBox="0 0 1900 3811">
          <text:p/>
        </draw:connector>
        <draw:connector draw:style-name="gr5" draw:text-style-name="P1" draw:layer="layout" svg:x1="11.033cm" svg:y1="8.366cm" svg:x2="12.303cm" svg:y2="4.556cm" draw:start-shape="id1" draw:start-glue-point="0" draw:end-shape="id2" draw:end-glue-point="7" svg:d="M11033 8366v-1206h1771v-2604h-501" svg:viewBox="0 0 1772 3811">
          <text:p/>
        </draw:connector>
        <draw:custom-shape draw:style-name="gr4" draw:text-style-name="P3" xml:id="id3" draw:id="id3" draw:layer="layout" svg:width="2.667cm" svg:height="2.794cm" svg:x="9.763cm" svg:y="12.303cm">
          <text:p text:style-name="P3"><text:span text:style-name="T1">Ransomw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033cm" svg:y1="10.398cm" svg:x2="12.43cm" svg:y2="13.7cm" draw:start-shape="id1" draw:start-glue-point="2" draw:end-shape="id3" draw:end-glue-point="7" svg:d="M11033 10398v953h1898v2349h-501" svg:viewBox="0 0 1899 3303">
          <text:p/>
        </draw:connector>
        <draw:connector draw:style-name="gr5" draw:text-style-name="P1" draw:layer="layout" svg:x1="11.033cm" svg:y1="10.398cm" svg:x2="9.763cm" svg:y2="13.7cm" draw:start-shape="id1" draw:start-glue-point="2" draw:end-shape="id3" draw:end-glue-point="5" svg:d="M11033 10398v953h-1772v2349h502" svg:viewBox="0 0 1773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8T11:23:52.486744008</meta:creation-date>
    <dc:date>2021-07-08T11:47:31.904256934</dc:date>
    <meta:editing-duration>PT13M29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